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>
        <style:tab-stops>
          <style:tab-stop style:type="left" style:position="3.4833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3.4833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3.4833in"/>
        </style:tab-stops>
      </style:paragraph-properties>
    </style:style>
  </office:automatic-styles>
  <office:body>
    <office:text text:use-soft-page-breaks="true">
      <text:p text:style-name="P1">Securité informatique ?<text:s/><text:tab/></text:p>
      <text:p text:style-name="Normal"/>
      <text:p text:style-name="Normal">-Fondamentale<text:s/></text:p>
      <text:p text:style-name="Normal">Valable dans le pro et au quotidien<text:s/></text:p>
      <text:p text:style-name="Normal">Constante évolution<text:s/></text:p>
      <text:p text:style-name="Normal">Question de responsabilité ( connerie = responsabilité , pas impuni )</text:p>
      <text:p text:style-name="Normal"/>
      <text:p text:style-name="Normal">Disclaimer pédagogique uniquement <text:s text:c="2"/></text:p>
      <text:p text:style-name="Normal"/>
      <text:p text:style-name="Normal">Valable tout le temps<text:s/>pour tout le<text:s/>monde,<text:s/></text:p>
      <text:p text:style-name="P2"/>
      <text:p text:style-name="P3">Les<text:s/>réflexes<text:s/>(essentiels )<text:s/></text:p>
      <text:p text:style-name="P4"/>
      <text:p text:style-name="P5">Reflexes personnels :<text:s/></text:p>
      <text:p text:style-name="Normal">1 utiliser des mdp de qualité<text:s/></text:p>
      <text:p text:style-name="Normal">Min maj symboles chiffres 8<text:s/>caractères<text:s/>(évité<text:s/>les donnes personnels, pas de dictionnaire, pas de répétition, changement fréquent, unique mdp pour un service, stocker en lieu sur le mdp ) <text:s/></text:p>
      <text:p text:style-name="Normal">2 avoir un système d’exploitation et les logiciels<text:s/>à<text:s/>jour<text:s/></text:p>
      <text:p text:style-name="Normal">3 effectuer des sauvegardes régulières<text:s/></text:p>
      <text:p text:style-name="Normal">4 ne cliquez pas trop vite sur des liens HyperText<text:s/></text:p>
      <text:p text:style-name="Normal">5 ne jamais utilisé un compte administrateur pour un<text:s/>usage quotidien<text:s/></text:p>
      <text:p text:style-name="Normal">6 contrôler la diffusion d’information personnels <text:s/></text:p>
      <text:p text:style-name="Normal">Site : haveibeenpwned ?<text:s/></text:p>
      <text:p text:style-name="Normal">Être<text:s/>prudent mais pas parano<text:s/></text:p>
      <text:p text:style-name="Normal">Vigilent avant d’ouvrir des PJ<text:s/>d’un courriel<text:s/></text:p>
      <text:p text:style-name="P6">Réflexes professionnels :</text:p>
      <text:p text:style-name="Normal">Ne pas mélanger le perso et le pro (Bluring<text:s/>/<text:s/>Byod)</text:p>
      <text:p text:style-name="Normal">BYOD = ramené ses équipements au travail.</text:p>
      <text:p text:style-name="Normal">BLORING = demander des équipements.<text:s/></text:p>
      <text:p text:style-name="Normal">Protéger ses données en déplacement.</text:p>
      <text:p text:style-name="Normal">Communiquer sur les méthodes d’échanges.<text:s/></text:p>
      <text:soft-page-break/>
      <text:p text:style-name="P7">Respecter la charte informatique de l’entreprise.<text:tab/></text:p>
      <text:p text:style-name="P8">Signaler toute anomalie au service compétent.<text:s/>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tedebasdepage" style:display-name="Note de bas de pag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fo:font-size="10pt" style:font-size-asian="10pt" style:font-size-complex="10pt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09-18T09:19:00Z</meta:creation-date>
    <dc:date>2023-09-20T08:18:00Z</dc:date>
    <meta:template xlink:href="Normal" xlink:type="simple"/>
    <meta:editing-cycles>9</meta:editing-cycles>
    <meta:editing-duration>PT9540S</meta:editing-duration>
    <meta:document-statistic meta:page-count="2" meta:paragraph-count="2" meta:word-count="189" meta:character-count="1232" meta:row-count="8" meta:non-whitespace-character-count="1045"/>
  </office:meta>
</office:document-meta>
</file>